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2" style:family="paragraph" style:parent-style-name="Standard">
      <style:text-properties style:font-name="Helvetica" fo:font-size="10.5pt" officeooo:paragraph-rsid="00990062" style:font-size-asian="10.5pt" style:font-size-complex="10.5pt"/>
    </style:style>
    <style:style style:name="P3" style:family="paragraph" style:parent-style-name="Standard">
      <style:text-properties style:font-name="Helvetica" fo:font-size="10.5pt" officeooo:paragraph-rsid="00bd3fb5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0.5pt" fo:font-weight="normal" officeooo:rsid="00029bef" officeooo:paragraph-rsid="00029bef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333333" style:font-name="Helvetica" fo:font-size="10.5pt" fo:letter-spacing="normal" fo:font-style="italic" style:text-underline-style="none" fo:font-weight="normal" officeooo:rsid="00b67de5" officeooo:paragraph-rsid="00b67de5" style:font-size-asian="10.5pt" style:font-style-asian="italic" style:font-size-complex="10.5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fo:font-weight="bold" officeooo:rsid="00719320" officeooo:paragraph-rsid="00bd3fb5" style:font-size-asian="10.5pt" style:font-weight-asian="bold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72af48" officeooo:paragraph-rsid="00bd3fb5" style:font-size-asian="10.5pt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none" fo:font-weight="normal" officeooo:rsid="0072af48" officeooo:paragraph-rsid="00bd3fb5" style:font-size-asian="10.5pt" style:font-weight-asian="normal" style:font-size-complex="10.5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normal" style:text-underline-style="none" officeooo:rsid="00742d8d" officeooo:paragraph-rsid="00990062" style:font-size-asian="10.5pt" style:font-style-asian="normal" style:font-size-complex="10.5pt" style:font-style-complex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b21e88" officeooo:paragraph-rsid="00b21e88" style:font-size-asian="10.5pt" style:font-size-complex="10.5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bd3fb5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/>
      <style:text-properties style:font-name="Helvetica" fo:font-size="10.5pt" fo:font-style="italic" officeooo:paragraph-rsid="00bd3fb5" style:font-size-asian="10.5pt" style:font-style-asian="italic" style:font-size-complex="10.5pt"/>
    </style:style>
    <style:style style:name="P15" style:family="paragraph" style:parent-style-name="Standard">
      <style:paragraph-properties fo:margin-top="0cm" fo:margin-bottom="0cm" style:contextual-spacing="false"/>
      <style:text-properties style:font-name="Helvetica" fo:font-size="10.5pt" style:text-underline-style="none" officeooo:paragraph-rsid="00bd3fb5" style:font-size-asian="10.5pt" style:font-size-complex="10.5pt"/>
    </style:style>
    <style:style style:name="P16" style:family="paragraph" style:parent-style-name="Standard">
      <style:paragraph-properties fo:margin-top="0cm" fo:margin-bottom="0.212cm" style:contextual-spacing="false"/>
      <style:text-properties style:font-name="Helvetica" fo:font-size="10.5pt" style:font-size-asian="10.5pt" style:font-size-complex="10.5pt"/>
    </style:style>
    <style:style style:name="P17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67de5" style:font-size-asian="10.5pt" style:font-size-complex="10.5pt"/>
    </style:style>
    <style:style style:name="P18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d4dfb" style:font-size-asian="10.5pt" style:font-size-complex="10.5pt"/>
    </style:style>
    <style:style style:name="P19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style:font-size-asian="10.5pt" style:font-weight-asian="bold" style:font-size-complex="10.5pt"/>
    </style:style>
    <style:style style:name="P20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/>
    </style:style>
    <style:style style:name="P21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P22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bd3fb5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rsid="000b1c15" officeooo:paragraph-rsid="00bd3fb5" style:font-size-asian="10.5pt" style:font-weight-asian="bold" style:font-size-complex="10.5pt"/>
    </style:style>
    <style:style style:name="P24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990062" style:font-size-asian="10.5pt" style:font-size-complex="10.5pt"/>
    </style:style>
    <style:style style:name="P25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bd3fb5" style:font-size-asian="10.5pt" style:font-size-complex="10.5pt"/>
    </style:style>
    <style:style style:name="P26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Helvetica" fo:font-size="10.5pt" fo:letter-spacing="normal" fo:font-style="normal" fo:font-weight="bold" officeooo:paragraph-rsid="00b21e88" style:font-size-asian="10.5pt" style:font-size-complex="10.5pt"/>
    </style:style>
    <style:style style:name="P27" style:family="paragraph" style:parent-style-name="Standard">
      <style:paragraph-properties fo:margin-top="0cm" fo:margin-bottom="0.409cm" style:contextual-spacing="false"/>
      <style:text-properties style:font-name="Helvetica" fo:font-size="10.5pt" officeooo:paragraph-rsid="00a59abd" style:font-size-asian="10.5pt" style:font-size-complex="10.5pt"/>
    </style:style>
    <style:style style:name="P2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5e507" style:font-size-asian="10.5pt" style:font-size-complex="10.5pt"/>
    </style:style>
    <style:style style:name="P2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P3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d3fb5" officeooo:paragraph-rsid="00bd3fb5" style:font-size-asian="10.5pt" style:font-size-complex="10.5pt"/>
    </style:style>
    <style:style style:name="P3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5e507" officeooo:paragraph-rsid="00b5e507" style:font-size-asian="10.5pt" style:font-size-complex="10.5pt"/>
    </style:style>
    <style:style style:name="P3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1cb2d" officeooo:paragraph-rsid="00b1cb2d" style:font-size-asian="10.5pt" style:font-size-complex="10.5pt"/>
    </style:style>
    <style:style style:name="P3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3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3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5e507" style:font-size-asian="10.5pt" style:font-size-complex="10.5pt"/>
    </style:style>
    <style:style style:name="P3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7139b" style:font-size-asian="10.5pt" style:font-size-complex="10.5pt"/>
    </style:style>
    <style:style style:name="P3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1cb2d" officeooo:paragraph-rsid="00b21e88" style:font-size-asian="10.5pt" style:font-size-complex="10.5pt"/>
    </style:style>
    <style:style style:name="P3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d3fb5" officeooo:paragraph-rsid="00bd3fb5" style:font-size-asian="10.5pt" style:font-size-complex="10.5pt"/>
    </style:style>
    <style:style style:name="P3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d3fb5" officeooo:paragraph-rsid="00b7139b" style:font-size-asian="10.5pt" style:font-size-complex="10.5pt"/>
    </style:style>
    <style:style style:name="P4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5e507" officeooo:paragraph-rsid="00b7139b" style:font-size-asian="10.5pt" style:font-size-complex="10.5pt"/>
    </style:style>
    <style:style style:name="P4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9f768" officeooo:paragraph-rsid="00b9f768" style:font-size-asian="10.5pt" style:font-size-complex="10.5pt"/>
    </style:style>
    <style:style style:name="P4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2d77c" officeooo:paragraph-rsid="00b2d77c" style:font-size-asian="10.5pt" style:font-size-complex="10.5pt"/>
    </style:style>
    <style:style style:name="P4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916bc7" officeooo:paragraph-rsid="00b21e88" style:font-size-asian="10.5pt" style:font-size-complex="10.5pt"/>
    </style:style>
    <style:style style:name="P4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50f947" officeooo:paragraph-rsid="00bd3fb5" style:font-size-asian="10.5pt" style:font-size-complex="10.5pt"/>
    </style:style>
    <style:style style:name="P4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fbc49" officeooo:paragraph-rsid="00bfbc49" style:font-size-asian="10.5pt" style:font-size-complex="10.5pt"/>
    </style:style>
    <style:style style:name="P4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22222" style:font-name="Helvetica" fo:font-size="10.5pt" fo:letter-spacing="normal" fo:font-style="normal" fo:font-weight="normal" officeooo:rsid="00b21e88" officeooo:paragraph-rsid="00b21e88" style:font-size-asian="10.5pt" style:font-size-complex="10.5pt"/>
    </style:style>
    <style:style style:name="P47" style:family="paragraph" style:parent-style-name="Preformatted_20_Text" style:list-style-name="L1">
      <style:paragraph-properties fo:margin-left="0.418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P48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weight="bold" officeooo:rsid="00990062" officeooo:paragraph-rsid="00b21e88" style:font-size-asian="10.5pt" style:font-weight-asian="bold" style:font-size-complex="10.5pt"/>
    </style:style>
    <style:style style:name="P49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italic" fo:font-weight="bold" officeooo:rsid="00063b17" officeooo:paragraph-rsid="00bd3fb5" style:font-size-asian="10.5pt" style:font-style-asian="italic" style:font-weight-asian="bold" style:font-size-complex="10.5pt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.5pt" fo:font-weight="bold" style:font-size-asian="10.5pt" style:font-weight-asian="bold" style:font-size-complex="10.5pt"/>
    </style:style>
    <style:style style:name="P51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19320" officeooo:paragraph-rsid="00bd3fb5" style:font-size-asian="10.5pt" style:font-size-complex="10.5pt"/>
    </style:style>
    <style:style style:name="P52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24095" officeooo:paragraph-rsid="00bd3fb5" style:font-size-asian="10.5pt" style:font-size-complex="10.5pt"/>
    </style:style>
    <style:style style:name="P53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officeooo:paragraph-rsid="00bd3fb5" style:font-size-asian="10.5pt" style:font-size-complex="10.5pt"/>
    </style:style>
    <style:style style:name="P54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72af48" style:font-weight-asian="normal" style:font-weight-complex="normal"/>
    </style:style>
    <style:style style:name="T3" style:family="text">
      <style:text-properties style:text-underline-style="none" fo:font-weight="normal" officeooo:rsid="0075b940" style:font-weight-asian="normal" style:font-weight-complex="normal"/>
    </style:style>
    <style:style style:name="T4" style:family="text">
      <style:text-properties style:text-underline-style="none" fo:font-weight="normal" officeooo:rsid="008aa0c1" style:font-weight-asian="normal" style:font-weight-complex="normal"/>
    </style:style>
    <style:style style:name="T5" style:family="text">
      <style:text-properties style:text-underline-style="none" fo:font-weight="normal" officeooo:rsid="00bd3fb5" style:font-weight-asian="normal" style:font-weight-complex="normal"/>
    </style:style>
    <style:style style:name="T6" style:family="text">
      <style:text-properties style:text-underline-style="none" officeooo:rsid="00742d8d"/>
    </style:style>
    <style:style style:name="T7" style:family="text">
      <style:text-properties style:text-underline-style="none" officeooo:rsid="00751f04"/>
    </style:style>
    <style:style style:name="T8" style:family="text">
      <style:text-properties style:text-underline-style="none" fo:font-weight="bold" officeooo:rsid="0072af48" style:font-weight-asian="bold" style:font-weight-complex="bold"/>
    </style:style>
    <style:style style:name="T9" style:family="text">
      <style:text-properties style:text-underline-style="none" officeooo:rsid="00990062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9457a3" style:font-style-asian="italic"/>
    </style:style>
    <style:style style:name="T12" style:family="text">
      <style:text-properties fo:font-style="normal" style:text-underline-style="none" officeooo:rsid="0003187e" style:font-style-asian="normal" style:font-style-complex="normal"/>
    </style:style>
    <style:style style:name="T13" style:family="text">
      <style:text-properties fo:font-style="normal" style:text-underline-style="none" officeooo:rsid="00742d8d" style:font-style-asian="normal" style:font-style-complex="normal"/>
    </style:style>
    <style:style style:name="T14" style:family="text">
      <style:text-properties fo:font-style="normal" style:text-underline-style="none" officeooo:rsid="00990062" style:font-style-asian="normal" style:font-style-complex="normal"/>
    </style:style>
    <style:style style:name="T15" style:family="text">
      <style:text-properties fo:font-style="normal" style:text-underline-style="none" officeooo:rsid="009de82a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fc49" style:font-weight-asian="normal" style:font-weight-complex="normal"/>
    </style:style>
    <style:style style:name="T18" style:family="text">
      <style:text-properties fo:font-weight="normal" officeooo:rsid="0072af48" style:font-weight-asian="normal" style:font-weight-complex="normal"/>
    </style:style>
    <style:style style:name="T19" style:family="text">
      <style:text-properties fo:font-weight="normal" officeooo:rsid="0075f9d0" style:font-weight-asian="normal" style:font-weight-complex="normal"/>
    </style:style>
    <style:style style:name="T20" style:family="text">
      <style:text-properties fo:font-weight="normal" officeooo:rsid="00a59abd" style:font-weight-asian="normal" style:font-weight-complex="normal"/>
    </style:style>
    <style:style style:name="T21" style:family="text">
      <style:text-properties fo:font-weight="normal" officeooo:rsid="00b1cb2d" style:font-weight-asian="normal" style:font-weight-complex="normal"/>
    </style:style>
    <style:style style:name="T22" style:family="text">
      <style:text-properties fo:font-weight="normal" officeooo:rsid="00b5e507" style:font-weight-asian="normal" style:font-weight-complex="normal"/>
    </style:style>
    <style:style style:name="T23" style:family="text">
      <style:text-properties fo:font-weight="normal" officeooo:rsid="00b9f768" style:font-weight-asian="normal" style:font-weight-complex="normal"/>
    </style:style>
    <style:style style:name="T24" style:family="text">
      <style:text-properties fo:font-weight="normal" officeooo:rsid="00bd3fb5" style:font-weight-asian="normal" style:font-weight-complex="normal"/>
    </style:style>
    <style:style style:name="T25" style:family="text">
      <style:text-properties fo:font-variant="normal" fo:text-transform="none" fo:color="#2a2a2a" fo:letter-spacing="normal" fo:font-style="normal" fo:font-weight="normal"/>
    </style:style>
    <style:style style:name="T26" style:family="text">
      <style:text-properties officeooo:rsid="0044b59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a59abd" style:font-weight-asian="bold" style:font-weight-complex="bold"/>
    </style:style>
    <style:style style:name="T29" style:family="text">
      <style:text-properties officeooo:rsid="00660a22"/>
    </style:style>
    <style:style style:name="T30" style:family="text">
      <style:text-properties officeooo:rsid="00679f27"/>
    </style:style>
    <style:style style:name="T31" style:family="text">
      <style:text-properties officeooo:rsid="0072af48"/>
    </style:style>
    <style:style style:name="T32" style:family="text">
      <style:text-properties officeooo:rsid="00742d8d"/>
    </style:style>
    <style:style style:name="T33" style:family="text">
      <style:text-properties officeooo:rsid="00751f04"/>
    </style:style>
    <style:style style:name="T34" style:family="text">
      <style:text-properties officeooo:rsid="0075b940"/>
    </style:style>
    <style:style style:name="T35" style:family="text">
      <style:text-properties officeooo:rsid="008da5b3"/>
    </style:style>
    <style:style style:name="T36" style:family="text">
      <style:text-properties officeooo:rsid="00933194"/>
    </style:style>
    <style:style style:name="T37" style:family="text">
      <style:text-properties officeooo:rsid="00990062"/>
    </style:style>
    <style:style style:name="T38" style:family="text">
      <style:text-properties officeooo:rsid="009de82a"/>
    </style:style>
    <style:style style:name="T39" style:family="text">
      <style:text-properties officeooo:rsid="00a59abd"/>
    </style:style>
    <style:style style:name="T40" style:family="text">
      <style:text-properties officeooo:rsid="00b1cb2d"/>
    </style:style>
    <style:style style:name="T41" style:family="text">
      <style:text-properties officeooo:rsid="00b21e88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normal" officeooo:rsid="00bd3fb5" style:font-weight-asian="normal" style:font-weight-complex="normal"/>
    </style:style>
    <style:style style:name="T44" style:family="text">
      <style:text-properties fo:color="#222222" officeooo:rsid="00b21e88"/>
    </style:style>
    <style:style style:name="T45" style:family="text">
      <style:text-properties fo:color="#222222" officeooo:rsid="00b5e507"/>
    </style:style>
    <style:style style:name="T46" style:family="text">
      <style:text-properties fo:color="#222222" officeooo:rsid="00c1afdc"/>
    </style:style>
    <style:style style:name="T47" style:family="text">
      <style:text-properties officeooo:rsid="00b2d77c"/>
    </style:style>
    <style:style style:name="T48" style:family="text">
      <style:text-properties officeooo:rsid="00b5e507"/>
    </style:style>
    <style:style style:name="T49" style:family="text">
      <style:text-properties officeooo:rsid="00b7139b"/>
    </style:style>
    <style:style style:name="T50" style:family="text">
      <style:text-properties officeooo:rsid="00bd3fb5"/>
    </style:style>
    <style:style style:name="T51" style:family="text">
      <style:text-properties officeooo:rsid="00bd4dfb"/>
    </style:style>
    <style:style style:name="T52" style:family="text">
      <style:text-properties officeooo:rsid="00bdd60b"/>
    </style:style>
    <style:style style:name="T53" style:family="text">
      <style:text-properties officeooo:rsid="00be1cf2"/>
    </style:style>
    <style:style style:name="T54" style:family="text">
      <style:text-properties officeooo:rsid="00bf4f7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nna Shipman</text:p>
      <text:p text:style-name="P1"><text:span text:style-name="T48">cv at annashipman</text:span> dot co<text:span text:style-name="T35"> dot uk</text:span></text:p>
      <text:p text:style-name="P12">www.annashipman.co.uk</text:p>
      <text:p text:style-name="P4">@annashipman</text:p>
      <text:p text:style-name="P16"/>
      <text:p text:style-name="P18"><text:span text:style-name="T37">Software developer with 9 years' professional experience. Currently leading a project to automate cloud provisioning and technical lead for the discovery phase of a project to rewrite <text:s/>the service that allows users to apply for licences.</text:span></text:p>
      <text:p text:style-name="P17"><text:span text:style-name="T48">On Infrastructure &amp; Tools team using Ruby, Python, Perl, Puppet and other web technologies. Previous experience includes 5 years' Java and the JEE stack. </text:span>Keen to continue to take on <text:span text:style-name="T36">more te</text:span>ch<text:span text:style-name="T26">nic</text:span>a<text:span text:style-name="T26">l and leadership </text:span>re<text:span text:style-name="T26">sp</text:span>o<text:span text:style-name="T26">nsi</text:span>b<text:span text:style-name="T26">ility</text:span><text:span text:style-name="T25">.</text:span></text:p>
      <text:p text:style-name="P21"/>
      <text:p text:style-name="P21">Current Position</text:p>
      <text:p text:style-name="P2"><text:span text:style-name="T9">Developer at the Government Digital Service</text:span> <text:span text:style-name="T32">(April</text:span><text:span text:style-name="T12"> 20</text:span><text:span text:style-name="T14">12</text:span><text:span text:style-name="T12"> – date</text:span><text:span text:style-name="T13">)</text:span></text:p>
      <text:p text:style-name="P5">A team within the Cabinet Office, leading the digital transformation of government</text:p>
      <text:p text:style-name="P24">Current <text:span text:style-name="T54">responsibilities</text:span>:</text:p>
      <text:list xml:id="list5592308471142456978" text:style-name="L1">
        <text:list-item>
          <text:p text:style-name="P28"><text:span text:style-name="T48">Leading a team of web operations engineers and developers, building automated tools for cloud provisioning, using Ruby and fog to interact with VMware vCloud Director</text:span></text:p>
        </text:list-item>
        <text:list-item>
          <text:p text:style-name="P30">Technical lead for discovery phase of project to rewrite central government's licence application <text:span text:style-name="T51">service</text:span></text:p>
        </text:list-item>
        <text:list-item>
          <text:p text:style-name="P31">Line managing and mentoring four developers from other teams</text:p>
          <text:p text:style-name="P32"/>
        </text:list-item>
      </text:list>
      <text:p text:style-name="P11">Previous r<text:span text:style-name="T54">esponsibilities</text:span> <text:span text:style-name="T53">at GDS </text:span>include: </text:p>
      <text:list xml:id="list161356008583741" text:continue-numbering="true" text:style-name="L1">
        <text:list-item>
          <text:p text:style-name="P29"><text:span text:style-name="T40">Web operations on the Infrastructure &amp; Tools team, supporting GOV.UK, the single domain for government. Making improvements and dealing with incidents on a platform that has 1.5 million visitors per day.</text:span></text:p>
          <text:p text:style-name="P47"><text:span text:style-name="T40"><text:s text:c="5"/>Tasks included using Puppet to manage configuration, continuous integration, <text:tab/><text:tab/> <text:s text:c="4"/></text:span></text:p>
          <text:p text:style-name="P47"><text:span text:style-name="T47"><text:s text:c="9"/>managing and maintaining the network, e.g. DNS management and CDN migration.</text:span></text:p>
          <text:list>
            <text:list-item>
              <text:list>
                <text:list-item>
                  <text:list>
                    <text:list-item>
                      <text:p text:style-name="P35"><text:span text:style-name="T48">Creating a framework to redirect 80,000 URLs from Directgov and BusinessLink to the correct place on the new GOV.UK site when it launched.</text:span></text:p>
                    </text:list-item>
                    <text:list-item>
                      <text:p text:style-name="P46">Working on the platform that enables publishing of content to GOV.UK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26"><text:span text:style-name="T41">Interests &amp;</text:span> Achievements <text:span text:style-name="T41">Outside Work</text:span></text:p>
      <text:list xml:id="list161354552231412" text:continue-numbering="true" text:style-name="L1">
        <text:list-item>
          <text:p text:style-name="P45">Published author: have written a chapter about DevOps at GDS for the book Build Quality In. 70% of royalties from this book go to Code Club.</text:p>
        </text:list-item>
        <text:list-item>
          <text:p text:style-name="P37">Co-Programme Chair for SPA Conference, 2013 and 2014.</text:p>
          <text:list>
            <text:list-item>
              <text:list>
                <text:list-item>
                  <text:list>
                    <text:list-header>
                      <text:p text:style-name="P37">Conference on all aspects of Software Practice Advancement. Putting together an excellent programme of <text:span text:style-name="T52">interactive technical and </text:span>non-<text:span text:style-name="T52">technical</text:span> sessions</text:p>
                    </text:list-header>
                    <text:list-item>
                      <text:p text:style-name="P38">Web admin for SPA Conference, maintaining and improving a complex PHP/MySQL application that manages submission, feedback and review and programme creation</text:p>
                    </text:list-item>
                    <text:list-item>
                      <text:p text:style-name="P40">Speak at conferences, including:</text:p>
                      <text:list>
                        <text:list-header>
                          <text:p text:style-name="P39">- “Automating Government”, a talk at Scotch on the Rocks, June 2014</text:p>
                          <text:list>
                            <text:list-item>
                              <text:list>
                                <text:list-header>
                                  <text:p text:style-name="P36"><text:span text:style-name="T49">- “Craftsman Softwareship”, an Ignite talk at Strata/Velocity in November 2013</text:span></text:p>
                                  <text:p text:style-name="P36"><text:span text:style-name="T49">- “Growing Fast Within Government” the keynote at XPDay 2012</text:span></text:p>
                                  <text:p text:style-name="P36"><text:span text:style-name="T49">- “Data Visualisations in JavaScript”, a workshop at SPA 2012</text:span></text:p>
                                </text:list-header>
                                <text:list-item>
                                  <text:p text:style-name="P41">Participated in <text:span text:style-name="T50">two</text:span> Dev Fort<text:span text:style-name="T50">s</text:span>, where we created BeHabitual.com, an app for forming habits, <text:span text:style-name="T50">and Pebblebox, a secure group voting system</text:span>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  <text:list-item>
                      <text:p text:style-name="P42">Blog at www.annashipman.co.uk/jfdi.html <text:span text:style-name="T49">and on the GDS technology blo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Volunteer for IT Can Help, a charity offering free computer support to disabled people</text:p>
          <text:p text:style-name="P48"><text:soft-page-break/></text:p>
        </text:list-item>
      </text:list>
      <text:p text:style-name="P19">Main Technical Skills</text:p>
      <text:p text:style-name="P20"><text:span text:style-name="T39">Current: </text:span><text:span text:style-name="T22">Ruby, P</text:span><text:span text:style-name="T20">erl, </text:span><text:span text:style-name="T21">Python, </text:span><text:span text:style-name="T23">Puppet, HTTP, Shell scripting</text:span><text:span text:style-name="T20">, MongoDB</text:span></text:p>
      <text:p text:style-name="P27"><text:span text:style-name="T28">Previous: </text:span><text:span text:style-name="T20">Java, </text:span><text:span text:style-name="T23">JavaScript, </text:span><text:span text:style-name="T20">J</text:span><text:span text:style-name="T21">Q</text:span><text:span text:style-name="T20">uery, SQL, Scal</text:span><text:span text:style-name="T24">a</text:span></text:p>
      <text:p text:style-name="P23"/>
      <text:p text:style-name="P23">Career Development</text:p>
      <text:p text:style-name="P3"><text:span text:style-name="T1">Java Designer/Developer</text:span> <text:span text:style-name="T6">at </text:span>Corelogic Ltd <text:span text:style-name="T32">(</text:span><text:span text:style-name="T12">March 2008 – </text:span><text:span text:style-name="T15">March 2012</text:span><text:span text:style-name="T13">)</text:span></text:p>
      <text:p text:style-name="P3"><text:span text:style-name="T10">SME producing one of the main case</text:span><text:span text:style-name="T11">-</text:span><text:span text:style-name="T10">management systems for social services</text:span></text:p>
      <text:p text:style-name="P25"><text:span text:style-name="T38">Roles included</text:span>:</text:p>
      <text:list xml:id="list161355617791708" text:continue-numbering="true" text:style-name="L1">
        <text:list-item>
          <text:p text:style-name="P33">Redesigning and rewriting one of the key components of the application for consistency, increased functionality and improved user experience </text:p>
        </text:list-item>
        <text:list-item>
          <text:p text:style-name="P34">Developing a prototype for the next version of the application, exploring and utilising tools new to the company to move towards a more web-based application </text:p>
        </text:list-item>
        <text:list-item>
          <text:p text:style-name="P44">Production Support </text:p>
          <text:p text:style-name="P49"/>
        </text:list-item>
      </text:list>
      <text:p text:style-name="P13"><text:span text:style-name="T7">Application Developer at A</text:span>tos Origin <text:span text:style-name="T33">(</text:span><text:span text:style-name="T1">November 2005 – February 2008</text:span><text:span text:style-name="T7">)</text:span></text:p>
      <text:p text:style-name="P14"><text:span text:style-name="T33">I</text:span>nternational IT services company with revenues of over €<text:span text:style-name="T29">8</text:span> billion and <text:span text:style-name="T30">78</text:span>,000 staff</text:p>
      <text:p text:style-name="P13"/>
      <text:p text:style-name="P13">Roles included:</text:p>
      <text:list xml:id="list161355172099067" text:continue-numbering="true" text:style-name="L1">
        <text:list-item>
          <text:p text:style-name="P51">Production Support for a multi-million pound project for Defra</text:p>
        </text:list-item>
        <text:list-item>
          <text:p text:style-name="P52">Process improvement for an internal department</text:p>
        </text:list-item>
        <text:list-item>
          <text:p text:style-name="P52">Team Leading and Project Office for a multi-million pound project for VOSA</text:p>
        </text:list-item>
      </text:list>
      <text:p text:style-name="P6"/>
      <text:p text:style-name="P7"><text:span text:style-name="T2">Prior to my Masters in IT I worked </text:span><text:span text:style-name="T3">mainly in publishing, initially at</text:span><text:span text:style-name="T2"> a company that publishe</text:span><text:span text:style-name="T3">s</text:span><text:span text:style-name="T2"> books </text:span><text:span text:style-name="T4">for </text:span><text:span text:style-name="T3">dyslexic and other </text:span><text:span text:style-name="T2">reluctant readers (</text:span><text:span text:style-name="T8">Barrington Stoke, September 2001 – December 2002, Graduate Trainee</text:span><text:span text:style-name="T2">). </text:span><text:span text:style-name="T3">Am</text:span><text:span text:style-name="T2">ong other responsibilities I managed the production of eight novels from commission to production. It was here my interest in IT originated, and I taught myself MS Access in order to develop a database to manage their complex consultancy system. </text:span></text:p>
      <text:p text:style-name="P9"/>
      <text:p text:style-name="P7"><text:span text:style-name="T2">I continued my interest in IT in my next role for a charity (</text:span><text:span text:style-name="T8">Bridges Project, July 2003 – October 2004, Finance and Publicity Administrator</text:span><text:span text:style-name="T2">) where I w</text:span>ork<text:span text:style-name="T34">ed</text:span> with external IT contractors to develop <text:span text:style-name="T38">internal</text:span> systems <text:span text:style-name="T31">as well as </text:span>managing production of all publicity materials, and day-to-day finance. </text:p>
      <text:p text:style-name="P8"/>
      <text:p text:style-name="P7"><text:span text:style-name="T31">I also worked freelance alongside these jobs from </text:span><text:span text:style-name="T27">August 2001 – October 2005</text:span><text:span text:style-name="T16"> </text:span><text:span text:style-name="T18">doing</text:span><text:span text:style-name="T16"> </text:span><text:span text:style-name="T18">p</text:span><text:span text:style-name="T16">roofreading, copy-editing </text:span><text:span text:style-name="T19">and</text:span><text:span text:style-name="T16"> </text:span><text:span text:style-name="T17">b</text:span><text:span text:style-name="T16">ook reviews </text:span><text:span text:style-name="T18">as well as voluntary advocacy work at The State Hospital, Carstairs – Scotland’s only maximum-security hospital.</text:span></text:p>
      <text:p text:style-name="P15"/>
      <text:p text:style-name="P22">Education &amp; Qualifications</text:p>
      <text:p text:style-name="P13"><text:span text:style-name="T42">Heriot-Watt University</text:span><text:span text:style-name="T1"> </text:span>MSc IT (Software Systems) with Distinction</text:p>
      <text:list xml:id="list161355171999867" text:continue-numbering="true" text:style-name="L1">
        <text:list-header>
          <text:p text:style-name="P53"/>
        </text:list-header>
      </text:list>
      <text:p text:style-name="P13"><text:span text:style-name="T43">Edinburgh University</text:span><text:span text:style-name="T5"> </text:span><text:span text:style-name="T24">MA honours degree Mental Philosophy. Class: 2.1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date>2014-09-07T16:13:54.398073000</dc:date>
    <meta:print-date>2005-02-27T18:49:00</meta:print-date>
    <meta:editing-cycles>202</meta:editing-cycles>
    <meta:editing-duration>PT14H27M24S</meta:editing-duration>
    <meta:generator>LibreOffice/4.2.6.3$MacOSX_x86 LibreOffice_project/3fd416d4c6db7d3204c17ce57a1d70f6e531ee21</meta:generator>
    <meta:document-statistic meta:table-count="0" meta:image-count="0" meta:object-count="0" meta:page-count="2" meta:paragraph-count="58" meta:word-count="755" meta:character-count="4963" meta:non-whitespace-character-count="4256"/>
    <meta:user-defined meta:name="Info 1"/>
    <meta:user-defined meta:name="Info 2"/>
    <meta:user-defined meta:name="Info 3"/>
    <meta:user-defined meta:name="Info 4"/>
  </office:meta>
</office:document-meta>
</file>